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611E1FAA3C5882CBABB.png" manifest:media-type="image/png"/>
  <manifest:file-entry manifest:full-path="Pictures/10000001000005000000061120B0F03893EF2868.png" manifest:media-type="image/png"/>
  <manifest:file-entry manifest:full-path="Pictures/10000001000004D3000005B86FB9DF9A4DD0AA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90c7"/>
    </style:style>
    <style:style style:name="P2" style:family="paragraph" style:parent-style-name="Standard">
      <style:text-properties officeooo:rsid="000b90c7" officeooo:paragraph-rsid="000b90c7"/>
    </style:style>
    <style:style style:name="P3" style:family="paragraph" style:parent-style-name="Standard">
      <style:text-properties officeooo:paragraph-rsid="000b90c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V records</text:p>
      <text:p text:style-name="P1"><draw:frame draw:style-name="fr2" draw:name="Image1" text:anchor-type="as-char" svg:width="3.4252in" svg:height="4.0602in" draw:z-index="0"><draw:image xlink:href="Pictures/10000001000004D3000005B86FB9DF9A4DD0AA51.png" xlink:type="simple" xlink:show="embed" xlink:actuate="onLoad" draw:mime-type="image/png"/></draw:frame><text:s/></text:p>
      <text:p text:style-name="P1"/>
      <text:p text:style-name="P1"><text:soft-page-break/><draw:frame draw:style-name="fr2" draw:name="Image2" text:anchor-type="as-char" svg:width="4.1055in" svg:height="4.9811in" draw:z-index="1"><draw:image xlink:href="Pictures/10000001000005000000061120B0F03893EF2868.png" xlink:type="simple" xlink:show="embed" xlink:actuate="onLoad" draw:mime-type="image/png"/></draw:frame></text:p>
      <text:p text:style-name="P1"/>
      <text:p text:style-name="P1"><draw:frame draw:style-name="fr1" draw:name="Image3" text:anchor-type="as-char" svg:width="3.2047in" svg:height="3.8882in" draw:z-index="2"><draw:image xlink:href="Pictures/100000010000050000000611E1FAA3C5882CBA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5:56:28.019947134</meta:creation-date>
    <dc:date>2023-04-21T16:14:30.299561405</dc:date>
    <meta:editing-duration>PT9M4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4" meta:word-count="2" meta:character-count="11" meta:non-whitespace-character-count="9"/>
  </office:meta>
</office:document-meta>
</file>